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T1" style:family="text">
      <style:text-properties officeooo:rsid="0010368c"/>
    </style:style>
    <style:style style:name="T2" style:family="text">
      <style:text-properties officeooo:rsid="001088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1">Git Commands::</text:span></text:p>
      <text:p text:style-name="Text_20_body">Use <text:a xlink:type="simple" xlink:href="https://git-scm.com/docs/git-rm"><text:span text:style-name="Source_20_Text">git rm</text:span></text:a>:</text:p>
      <text:p text:style-name="Preformatted_20_Text"><text:span text:style-name="Source_20_Text">git rm file1.txt<text:tab/><text:tab/><text:tab/><text:tab/>//-</text:span><text:span text:style-name="Source_20_Text"><text:span text:style-name="T2">r for directory</text:span></text:span></text:p>
      <text:p text:style-name="P1"><text:span text:style-name="Source_20_Text">git commit -m "remove file1.txt"</text:span></text:p>
      <text:p text:style-name="Text_20_body">But if you want to remove the file only from the Git repository and not remove it from the filesystem, use: </text:p>
      <text:p text:style-name="Preformatted_20_Text"><text:span text:style-name="Source_20_Text">git rm --cached file1.txt</text:span></text:p>
      <text:p text:style-name="P1"><text:span text:style-name="Source_20_Text">git commit -m "remove file1.txt"</text:span></text:p>
      <text:p text:style-name="Text_20_body">And to push changes to remote repo</text:p>
      <text:p text:style-name="P1"><text:span text:style-name="Source_20_Text">git push origin branch_name <text:s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59:39.582023696</meta:creation-date>
    <dc:date>2019-02-05T10:01:28.734957132</dc:date>
    <meta:editing-duration>PT55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9" meta:word-count="58" meta:character-count="327" meta:non-whitespace-character-count="269"/>
  </office:meta>
</office:document-meta>
</file>